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3.006cm"/>
    </style:style>
    <style:style style:name="Tabla1.B" style:family="table-column">
      <style:table-column-properties style:column-width="14.004cm"/>
    </style:style>
    <style:style style:name="Tabla1.1" style:family="table-row">
      <style:table-row-properties style:min-row-height="0.492cm"/>
    </style:style>
    <style:style style:name="Tabla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ff99" fo:padding="0.097cm" fo:border="0.05pt solid #000000">
        <style:background-image/>
      </style:table-cell-properties>
    </style:style>
    <style:style style:name="Tabla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3.006cm"/>
    </style:style>
    <style:style style:name="Table1.B" style:family="table-column">
      <style:table-column-properties style:column-width="14.004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99" fo:padding="0.097cm" fo:border="0.05pt solid #000000">
        <style:background-image/>
      </style:table-cell-properties>
    </style:style>
    <style:style style:name="Table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3.006cm"/>
    </style:style>
    <style:style style:name="Table2.B" style:family="table-column">
      <style:table-column-properties style:column-width="14.004cm"/>
    </style:style>
    <style:style style:name="Table2.1" style:family="table-row">
      <style:table-row-properties style:min-row-height="0.492cm"/>
    </style:style>
    <style:style style:name="Table2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99" fo:padding="0.097cm" fo:border="0.05pt solid #000000">
        <style:background-image/>
      </style:table-cell-properties>
    </style:style>
    <style:style style:name="Table2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3.006cm"/>
    </style:style>
    <style:style style:name="Tabla2.B" style:family="table-column">
      <style:table-column-properties style:column-width="14.004cm"/>
    </style:style>
    <style:style style:name="Tabla2.1" style:family="table-row">
      <style:table-row-properties style:min-row-height="0.492cm"/>
    </style:style>
    <style:style style:name="Tabla2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ffff99" fo:padding="0.097cm" fo:border="0.05pt solid #000000">
        <style:background-image/>
      </style:table-cell-properties>
    </style:style>
    <style:style style:name="Tabla2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3.006cm"/>
    </style:style>
    <style:style style:name="Table3.B" style:family="table-column">
      <style:table-column-properties style:column-width="14.004cm"/>
    </style:style>
    <style:style style:name="Table3.1" style:family="table-row">
      <style:table-row-properties style:min-row-height="0.492cm"/>
    </style:style>
    <style:style style:name="Table3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99" fo:padding="0.097cm" fo:border="0.05pt solid #000000">
        <style:background-image/>
      </style:table-cell-properties>
    </style:style>
    <style:style style:name="Table3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3.006cm"/>
    </style:style>
    <style:style style:name="Table4.B" style:family="table-column">
      <style:table-column-properties style:column-width="14.004cm"/>
    </style:style>
    <style:style style:name="Table4.1" style:family="table-row">
      <style:table-row-properties style:min-row-height="0.492cm"/>
    </style:style>
    <style:style style:name="Table4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99" fo:padding="0.097cm" fo:border="0.05pt solid #000000">
        <style:background-image/>
      </style:table-cell-properties>
    </style:style>
    <style:style style:name="Table4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3.006cm"/>
    </style:style>
    <style:style style:name="Table5.B" style:family="table-column">
      <style:table-column-properties style:column-width="14.004cm"/>
    </style:style>
    <style:style style:name="Table5.1" style:family="table-row">
      <style:table-row-properties style:min-row-height="0.492cm"/>
    </style:style>
    <style:style style:name="Table5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ffff99" fo:padding="0.097cm" fo:border="0.05pt solid #000000">
        <style:background-image/>
      </style:table-cell-properties>
    </style:style>
    <style:style style:name="Table5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0179c79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179c79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1a9654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fo:language="en" fo:country="none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179c79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1b7d5c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889eb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87a6a"/>
    </style:style>
    <style:style style:name="P12" style:family="paragraph" style:parent-style-name="Table_20_Contents">
      <style:text-properties fo:language="en" fo:country="US"/>
    </style:style>
    <style:style style:name="P13" style:family="paragraph" style:parent-style-name="Table_20_Contents">
      <style:text-properties fo:language="en" fo:country="US" officeooo:paragraph-rsid="00179c79"/>
    </style:style>
    <style:style style:name="P14" style:family="paragraph" style:parent-style-name="Table_20_Contents">
      <style:text-properties style:font-name="Times New Roman" fo:language="en" fo:country="US"/>
    </style:style>
    <style:style style:name="P15" style:family="paragraph" style:parent-style-name="Table_20_Contents">
      <style:text-properties style:font-name="Times New Roman" fo:language="en" fo:country="US" officeooo:paragraph-rsid="00179c79"/>
    </style:style>
    <style:style style:name="P16" style:family="paragraph" style:parent-style-name="Table_20_Contents">
      <style:text-properties fo:language="en" fo:country="none"/>
    </style:style>
    <style:style style:name="P17" style:family="paragraph" style:parent-style-name="Table_20_Contents">
      <style:text-properties fo:language="en" fo:country="none" officeooo:paragraph-rsid="003cc290"/>
    </style:style>
    <style:style style:name="P18" style:family="paragraph" style:parent-style-name="Table_20_Contents">
      <style:text-properties fo:language="en" fo:country="none" officeooo:paragraph-rsid="0041fa62"/>
    </style:style>
    <style:style style:name="P19" style:family="paragraph" style:parent-style-name="Standard">
      <style:text-properties style:font-name="Times New Roman" fo:language="en" fo:country="none"/>
    </style:style>
    <style:style style:name="P20" style:family="paragraph" style:parent-style-name="Standard">
      <style:text-properties officeooo:paragraph-rsid="00179c79"/>
    </style:style>
    <style:style style:name="P21" style:family="paragraph" style:parent-style-name="Standard">
      <style:text-properties fo:language="en" fo:country="none"/>
    </style:style>
    <style:style style:name="P22" style:family="paragraph" style:parent-style-name="Standard">
      <style:text-properties style:font-name="Times New Roman" fo:language="en" fo:country="none" officeooo:paragraph-rsid="00179c79"/>
    </style:style>
    <style:style style:name="P23" style:family="paragraph" style:parent-style-name="Standard">
      <style:text-properties style:font-name="Times New Roman" fo:language="en" fo:country="none" officeooo:paragraph-rsid="005549df"/>
    </style:style>
    <style:style style:name="P24" style:family="paragraph" style:parent-style-name="Standard">
      <style:text-properties style:font-name="Times New Roman" fo:language="en" fo:country="none" officeooo:paragraph-rsid="008c35d7"/>
    </style:style>
    <style:style style:name="P25" style:family="paragraph" style:parent-style-name="Standard">
      <style:text-properties officeooo:paragraph-rsid="005549df"/>
    </style:style>
    <style:style style:name="P26" style:family="paragraph" style:parent-style-name="Standard">
      <style:text-properties officeooo:paragraph-rsid="008c35d7"/>
    </style:style>
    <style:style style:name="P27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05549df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08c35d7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rsid="0018bb90" officeooo:paragraph-rsid="0018bb9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rsid="0018bb90" officeooo:paragraph-rsid="0058dcbb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rsid="0018bb90" officeooo:paragraph-rsid="008c35d7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5549df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5a8d69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8c35d7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8e5e4b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 style:list-style-name="L2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8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9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40" style:family="paragraph" style:parent-style-name="Standard" style:list-style-name="L1">
      <style:paragraph-properties fo:text-align="start" style:justify-single-word="false" style:text-autospace="none" style:writing-mode="lr-tb"/>
      <style:text-properties style:font-name="Times New Roman" fo:language="en" fo:country="US"/>
    </style:style>
    <style:style style:name="P41" style:family="paragraph" style:parent-style-name="Standard">
      <style:paragraph-properties fo:text-align="start" style:justify-single-word="false" style:text-autospace="none" style:writing-mode="lr-tb"/>
      <style:text-properties fo:language="en" fo:country="none"/>
    </style:style>
    <style:style style:name="P42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5c6d76"/>
    </style:style>
    <style:style style:name="P43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5d7fee"/>
    </style:style>
    <style:style style:name="P44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600020"/>
    </style:style>
    <style:style style:name="P45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6d0e38"/>
    </style:style>
    <style:style style:name="P46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70ec79"/>
    </style:style>
    <style:style style:name="P47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73c00b"/>
    </style:style>
    <style:style style:name="P48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78d569"/>
    </style:style>
    <style:style style:name="P49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79ad41"/>
    </style:style>
    <style:style style:name="P50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8441b6"/>
    </style:style>
    <style:style style:name="P51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87a770"/>
    </style:style>
    <style:style style:name="P52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9088bc"/>
    </style:style>
    <style:style style:name="P53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925095"/>
    </style:style>
    <style:style style:name="P54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a37f9c"/>
    </style:style>
    <style:style style:name="P55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aaceaa"/>
    </style:style>
    <style:style style:name="P56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ae851b"/>
    </style:style>
    <style:style style:name="P57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af8c8a"/>
    </style:style>
    <style:style style:name="P58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b38583"/>
    </style:style>
    <style:style style:name="P59" style:family="paragraph" style:parent-style-name="Table_20_Contents">
      <style:text-properties fo:language="en" fo:country="none" officeooo:paragraph-rsid="004a2434"/>
    </style:style>
    <style:style style:name="P60" style:family="paragraph" style:parent-style-name="Table_20_Contents">
      <style:text-properties fo:language="en" fo:country="none" officeooo:paragraph-rsid="004c2ca1"/>
    </style:style>
    <style:style style:name="P61" style:family="paragraph" style:parent-style-name="Table_20_Contents">
      <style:text-properties fo:language="en" fo:country="none" officeooo:paragraph-rsid="007b0e7e"/>
    </style:style>
    <style:style style:name="P62" style:family="paragraph" style:parent-style-name="Table_20_Contents">
      <style:text-properties fo:language="en" fo:country="none" officeooo:paragraph-rsid="007b882f"/>
    </style:style>
    <style:style style:name="P63" style:family="paragraph" style:parent-style-name="Table_20_Contents">
      <style:text-properties fo:language="en" fo:country="none" officeooo:paragraph-rsid="008113c4"/>
    </style:style>
    <style:style style:name="P64" style:family="paragraph" style:parent-style-name="Table_20_Contents">
      <style:text-properties fo:language="en" fo:country="US" officeooo:paragraph-rsid="005549df"/>
    </style:style>
    <style:style style:name="P65" style:family="paragraph" style:parent-style-name="Table_20_Contents">
      <style:text-properties fo:language="en" fo:country="US" officeooo:paragraph-rsid="008c35d7"/>
    </style:style>
    <style:style style:name="P66" style:family="paragraph" style:parent-style-name="Table_20_Contents">
      <style:text-properties style:font-name="Times New Roman" fo:language="en" fo:country="US" officeooo:paragraph-rsid="005549df"/>
    </style:style>
    <style:style style:name="P67" style:family="paragraph" style:parent-style-name="Table_20_Contents">
      <style:text-properties style:font-name="Times New Roman" fo:language="en" fo:country="US" officeooo:paragraph-rsid="008c35d7"/>
    </style:style>
    <style:style style:name="T1" style:family="text">
      <style:text-properties style:text-outline="false" style:text-line-through-style="none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Times New Roman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b7d5c" style:font-style-asian="italic" style:font-style-complex="italic"/>
    </style:style>
    <style:style style:name="T9" style:family="text">
      <style:text-properties fo:font-style="italic" officeooo:rsid="001e03da" style:font-style-asian="italic" style:font-style-complex="italic"/>
    </style:style>
    <style:style style:name="T10" style:family="text">
      <style:text-properties fo:font-style="italic" officeooo:rsid="00203b27" style:font-style-asian="italic" style:font-style-complex="italic"/>
    </style:style>
    <style:style style:name="T11" style:family="text">
      <style:text-properties fo:font-style="italic" officeooo:rsid="00232a6e" style:font-style-asian="italic" style:font-style-complex="italic"/>
    </style:style>
    <style:style style:name="T12" style:family="text">
      <style:text-properties fo:font-style="italic" officeooo:rsid="002485f6" style:font-style-asian="italic" style:font-style-complex="italic"/>
    </style:style>
    <style:style style:name="T13" style:family="text">
      <style:text-properties fo:font-style="italic" officeooo:rsid="00387a6a" style:font-style-asian="italic" style:font-style-complex="italic"/>
    </style:style>
    <style:style style:name="T14" style:family="text">
      <style:text-properties fo:font-style="italic" officeooo:rsid="0039fa4f" style:font-style-asian="italic" style:font-style-complex="italic"/>
    </style:style>
    <style:style style:name="T15" style:family="text">
      <style:text-properties fo:font-style="italic" officeooo:rsid="00634851" style:font-style-asian="italic" style:font-style-complex="italic"/>
    </style:style>
    <style:style style:name="T16" style:family="text">
      <style:text-properties fo:font-style="italic" fo:font-weight="normal" officeooo:rsid="0039fa4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b7d5c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e03d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03b27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32a6e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485f6" style:font-style-asian="italic" style:font-weight-asian="normal" style:font-style-complex="italic" style:font-weight-complex="normal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18bb90"/>
    </style:style>
    <style:style style:name="T24" style:family="text">
      <style:text-properties fo:language="en" fo:country="US" officeooo:rsid="0058dcbb"/>
    </style:style>
    <style:style style:name="T25" style:family="text">
      <style:text-properties fo:language="en" fo:country="US" officeooo:rsid="008dffa7"/>
    </style:style>
    <style:style style:name="T26" style:family="text">
      <style:text-properties fo:language="en" fo:country="none"/>
    </style:style>
    <style:style style:name="T27" style:family="text">
      <style:text-properties fo:language="en" fo:country="none" fo:font-style="italic" style:font-style-asian="italic" style:font-style-complex="italic"/>
    </style:style>
    <style:style style:name="T28" style:family="text">
      <style:text-properties fo:language="en" fo:country="none" fo:font-style="normal" style:font-style-asian="normal" style:font-style-complex="normal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officeooo:rsid="00146080"/>
    </style:style>
    <style:style style:name="T31" style:family="text">
      <style:text-properties style:text-underline-style="none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officeooo:rsid="00180dc0"/>
    </style:style>
    <style:style style:name="T34" style:family="text">
      <style:text-properties officeooo:rsid="001975ca"/>
    </style:style>
    <style:style style:name="T35" style:family="text">
      <style:text-properties officeooo:rsid="001a0d54"/>
    </style:style>
    <style:style style:name="T36" style:family="text">
      <style:text-properties officeooo:rsid="001b4237"/>
    </style:style>
    <style:style style:name="T37" style:family="text">
      <style:text-properties officeooo:rsid="001b7d5c"/>
    </style:style>
    <style:style style:name="T38" style:family="text">
      <style:text-properties officeooo:rsid="002534c2"/>
    </style:style>
    <style:style style:name="T39" style:family="text">
      <style:text-properties officeooo:rsid="002889eb"/>
    </style:style>
    <style:style style:name="T40" style:family="text">
      <style:text-properties officeooo:rsid="0028a957"/>
    </style:style>
    <style:style style:name="T41" style:family="text">
      <style:text-properties officeooo:rsid="002b88ae"/>
    </style:style>
    <style:style style:name="T42" style:family="text">
      <style:text-properties officeooo:rsid="002f2bc8"/>
    </style:style>
    <style:style style:name="T43" style:family="text">
      <style:text-properties officeooo:rsid="00321ff5"/>
    </style:style>
    <style:style style:name="T44" style:family="text">
      <style:text-properties officeooo:rsid="0032a169"/>
    </style:style>
    <style:style style:name="T45" style:family="text">
      <style:text-properties officeooo:rsid="003321cf"/>
    </style:style>
    <style:style style:name="T46" style:family="text">
      <style:text-properties officeooo:rsid="0036408f"/>
    </style:style>
    <style:style style:name="T47" style:family="text">
      <style:text-properties officeooo:rsid="003818c5"/>
    </style:style>
    <style:style style:name="T48" style:family="text">
      <style:text-properties officeooo:rsid="0038e3c5"/>
    </style:style>
    <style:style style:name="T49" style:family="text">
      <style:text-properties officeooo:rsid="003cc290"/>
    </style:style>
    <style:style style:name="T50" style:family="text">
      <style:text-properties officeooo:rsid="003e7846"/>
    </style:style>
    <style:style style:name="T51" style:family="text">
      <style:text-properties officeooo:rsid="00405dae"/>
    </style:style>
    <style:style style:name="T52" style:family="text">
      <style:text-properties officeooo:rsid="0041fa62"/>
    </style:style>
    <style:style style:name="T53" style:family="text">
      <style:text-properties officeooo:rsid="00477430"/>
    </style:style>
    <style:style style:name="T54" style:family="text">
      <style:text-properties officeooo:rsid="0048813b"/>
    </style:style>
    <style:style style:name="T55" style:family="text">
      <style:text-properties officeooo:rsid="004a2434"/>
    </style:style>
    <style:style style:name="T56" style:family="text">
      <style:text-properties officeooo:rsid="004c2ca1"/>
    </style:style>
    <style:style style:name="T57" style:family="text">
      <style:text-properties officeooo:rsid="004c7bbb"/>
    </style:style>
    <style:style style:name="T58" style:family="text">
      <style:text-properties officeooo:rsid="00565f4c"/>
    </style:style>
    <style:style style:name="T59" style:family="text">
      <style:text-properties officeooo:rsid="0058dcbb"/>
    </style:style>
    <style:style style:name="T60" style:family="text">
      <style:text-properties officeooo:rsid="005c6d76"/>
    </style:style>
    <style:style style:name="T61" style:family="text">
      <style:text-properties officeooo:rsid="006237ab"/>
    </style:style>
    <style:style style:name="T62" style:family="text">
      <style:text-properties officeooo:rsid="00662777"/>
    </style:style>
    <style:style style:name="T63" style:family="text">
      <style:text-properties officeooo:rsid="006bb6e9"/>
    </style:style>
    <style:style style:name="T64" style:family="text">
      <style:text-properties officeooo:rsid="00729180"/>
    </style:style>
    <style:style style:name="T65" style:family="text">
      <style:text-properties officeooo:rsid="0073c00b"/>
    </style:style>
    <style:style style:name="T66" style:family="text">
      <style:text-properties officeooo:rsid="0075683b"/>
    </style:style>
    <style:style style:name="T67" style:family="text">
      <style:text-properties officeooo:rsid="0078d569"/>
    </style:style>
    <style:style style:name="T68" style:family="text">
      <style:text-properties fo:font-weight="bold" officeooo:rsid="002889eb" style:font-weight-asian="bold" style:font-weight-complex="bold"/>
    </style:style>
    <style:style style:name="T69" style:family="text">
      <style:text-properties fo:font-weight="normal" officeooo:rsid="002889eb" style:font-weight-asian="normal" style:font-weight-complex="normal"/>
    </style:style>
    <style:style style:name="T70" style:family="text">
      <style:text-properties fo:font-weight="normal" officeooo:rsid="0038e3c5" style:font-weight-asian="normal" style:font-weight-complex="normal"/>
    </style:style>
    <style:style style:name="T71" style:family="text">
      <style:text-properties fo:font-weight="normal" officeooo:rsid="0079ad41" style:font-weight-asian="normal" style:font-weight-complex="normal"/>
    </style:style>
    <style:style style:name="T72" style:family="text">
      <style:text-properties fo:font-weight="normal" officeooo:rsid="001b7d5c" style:font-weight-asian="normal" style:font-weight-complex="normal"/>
    </style:style>
    <style:style style:name="T73" style:family="text">
      <style:text-properties fo:font-weight="normal" officeooo:rsid="009426c5" style:font-weight-asian="normal" style:font-weight-complex="normal"/>
    </style:style>
    <style:style style:name="T74" style:family="text">
      <style:text-properties fo:font-weight="normal" officeooo:rsid="009b5efc" style:font-weight-asian="normal" style:font-weight-complex="normal"/>
    </style:style>
    <style:style style:name="T75" style:family="text">
      <style:text-properties fo:font-weight="normal" officeooo:rsid="003321cf" style:font-weight-asian="normal" style:font-weight-complex="normal"/>
    </style:style>
    <style:style style:name="T76" style:family="text">
      <style:text-properties fo:font-weight="normal" officeooo:rsid="00a8f8f7" style:font-weight-asian="normal" style:font-weight-complex="normal"/>
    </style:style>
    <style:style style:name="T77" style:family="text">
      <style:text-properties fo:font-weight="normal" officeooo:rsid="0036408f" style:font-weight-asian="normal" style:font-weight-complex="normal"/>
    </style:style>
    <style:style style:name="T78" style:family="text">
      <style:text-properties fo:font-weight="normal" officeooo:rsid="00af8c8a" style:font-weight-asian="normal" style:font-weight-complex="normal"/>
    </style:style>
    <style:style style:name="T79" style:family="text">
      <style:text-properties fo:font-weight="normal" officeooo:rsid="00b38583" style:font-weight-asian="normal" style:font-weight-complex="normal"/>
    </style:style>
    <style:style style:name="T80" style:family="text">
      <style:text-properties fo:font-weight="normal" officeooo:rsid="00b3d70b" style:font-weight-asian="normal" style:font-weight-complex="normal"/>
    </style:style>
    <style:style style:name="T81" style:family="text">
      <style:text-properties officeooo:rsid="007a27af"/>
    </style:style>
    <style:style style:name="T82" style:family="text">
      <style:text-properties officeooo:rsid="007b882f"/>
    </style:style>
    <style:style style:name="T83" style:family="text">
      <style:text-properties officeooo:rsid="008113c4"/>
    </style:style>
    <style:style style:name="T84" style:family="text">
      <style:text-properties officeooo:rsid="0082c61e"/>
    </style:style>
    <style:style style:name="T85" style:family="text">
      <style:text-properties officeooo:rsid="008626cd"/>
    </style:style>
    <style:style style:name="T86" style:family="text">
      <style:text-properties officeooo:rsid="008dee58"/>
    </style:style>
    <style:style style:name="T87" style:family="text">
      <style:text-properties officeooo:rsid="008dff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Code</text:p>
          </table:table-cell>
          <table:table-cell table:style-name="Tabla1.B1" office:value-type="string">
            <text:p text:style-name="P1">UC01</text:p>
          </table:table-cell>
        </table:table-row>
        <table:table-row>
          <table:table-cell table:style-name="Tabla1.A2" office:value-type="string">
            <text:p text:style-name="P12">Name</text:p>
          </table:table-cell>
          <table:table-cell table:style-name="Tabla1.B2" office:value-type="string">
            <text:p text:style-name="P1">Register on the system</text:p>
          </table:table-cell>
        </table:table-row>
        <table:table-row>
          <table:table-cell table:style-name="Tabla1.A2" office:value-type="string">
            <text:p text:style-name="P12">Author</text:p>
          </table:table-cell>
          <table:table-cell table:style-name="Tabla1.B2" office:value-type="string">
            <text:p text:style-name="P1">Sergio Baena López</text:p>
          </table:table-cell>
        </table:table-row>
        <table:table-row>
          <table:table-cell table:style-name="Tabla1.A2" office:value-type="string">
            <text:p text:style-name="P12">Date</text:p>
          </table:table-cell>
          <table:table-cell table:style-name="Tabla1.B2" office:value-type="string">
            <text:p text:style-name="P14">2014-05-07</text:p>
          </table:table-cell>
        </table:table-row>
        <table:table-row>
          <table:table-cell table:style-name="Tabla1.A2" office:value-type="string">
            <text:p text:style-name="P12">Description</text:p>
          </table:table-cell>
          <table:table-cell table:style-name="Tabla1.B2" office:value-type="string">
            <text:p text:style-name="P1">Register as a new user in the system</text:p>
          </table:table-cell>
        </table:table-row>
        <table:table-row>
          <table:table-cell table:style-name="Tabla1.A2" office:value-type="string">
            <text:p text:style-name="P12">Actors</text:p>
          </table:table-cell>
          <table:table-cell table:style-name="Tabla1.B2" office:value-type="string">
            <text:p text:style-name="P1">Unauthenticated user</text:p>
          </table:table-cell>
        </table:table-row>
        <table:table-row>
          <table:table-cell table:style-name="Tabla1.A2" office:value-type="string">
            <text:p text:style-name="P12">Preconditions</text:p>
          </table:table-cell>
          <table:table-cell table:style-name="Tabla1.B2" office:value-type="string">
            <text:p text:style-name="P1">Nothing</text:p>
          </table:table-cell>
        </table:table-row>
        <table:table-row>
          <table:table-cell table:style-name="Tabla1.A2" office:value-type="string">
            <text:p text:style-name="P12">Normal flow</text:p>
          </table:table-cell>
          <table:table-cell table:style-name="Tabla1.B2" office:value-type="string">
            <text:list xml:id="list1047075246665222420" text:style-name="L1">
              <text:list-item>
                <text:p text:style-name="P27">The actor requesting registration option.</text:p>
              </text:list-item>
              <text:list-item>
                <text:p text:style-name="P27">The system displays a registration form.</text:p>
              </text:list-item>
              <text:list-item>
                <text:p text:style-name="P27">The actor fill out the form by typing in text fields: the name, surnames,</text:p>
                <text:p text:style-name="P40"><text:span text:style-name="T1"><text:s/></text:span><text:span text:style-name="T2">school, selected from a select the province, city, </text:span><text:span text:style-name="T1">username, password, confirmation of the pa</text:span><text:bookmark text:name="result_box"/><text:span text:style-name="T1">ssword. We must also say that th</text:span><text:bookmark text:name="result_box1"/><text:span text:style-name="T1">e actor has above all </text:span><text:span text:style-name="T1">two</text:span><text:span text:style-name="T1"> </text:span><text:span text:style-name="T1">radiobuttons</text:span><text:span text:style-name="T1"> whose options are student and teacher.</text:span></text:p>
              </text:list-item>
            </text:list>
            <text:list xml:id="list2858284791541229643" text:style-name="L2">
              <text:list-item>
                <text:list>
                  <text:list-item>
                    <text:p text:style-name="P37"><text:bookmark-start text:name="__DdeLink__109_585718246"/>The actor clicks the student option<text:bookmark-end text:name="__DdeLink__109_585718246"/></text:p>
                  </text:list-item>
                </text:list>
              </text:list-item>
            </text:list>
            <text:list xml:id="list615429914987717181" text:style-name="L3">
              <text:list-item>
                <text:list>
                  <text:list-item>
                    <text:list>
                      <text:list-item>
                        <text:p text:style-name="P38"><text:bookmark text:name="result_box2"/><text:bookmark text:name="result_box3"/>The system extends the form.</text:p>
                      </text:list-item>
                      <text:list-item>
                        <text:p text:style-name="P39"><text:bookmark text:name="result_box4"/>The actor entered the course and date of birth.</text:p>
                      </text:list-item>
                    </text:list>
                  </text:list-item>
                </text:list>
              </text:list-item>
            </text:list>
            <text:p text:style-name="P6"><text:s text:c="12"/>3.2. <text:s text:c="12"/><text:span text:style-name="T22">The actor clicks the teacher option</text:span></text:p>
            <text:p text:style-name="P6"><text:span text:style-name="T22"><text:s text:c="18"/></text:span><text:span text:style-name="T22">3.2.1. <text:s text:c="8"/>The system extends the form.</text:span></text:p>
            <text:p text:style-name="P7"><text:span text:style-name="T3"><text:s text:c="18"/>3.2.</text:span><text:span text:style-name="T3">2</text:span><text:span text:style-name="T3">. <text:s text:c="8"/></text:span><text:span text:style-name="T1">The actor entered the course</text:span><text:span text:style-name="T1">s</text:span><text:bookmark text:name="result_box9"/><text:span text:style-name="T1"> </text:span>separated by commas</text:p>
            <text:p text:style-name="P7"><text:s text:c="5"/>4. <text:s text:c="2"/><text:span text:style-name="T1">The actor clicks the </text:span><text:span text:style-name="T4">Register</text:span><text:span text:style-name="T1"> button.</text:span></text:p>
            <text:p text:style-name="P7"><text:span text:style-name="T1"><text:s text:c="5"/>5. <text:s text:c="3"/></text:span><text:span text:style-name="T1">The system validates all fields.</text:span></text:p>
            <text:p text:style-name="P7"><text:bookmark text:name="result_box8"/><text:span text:style-name="T1"><text:s text:c="5"/>6. <text:s text:c="3"/></text:span><text:span text:style-name="T1">The system makes an insert on the table </text:span><text:span text:style-name="T4">User</text:span><text:span text:style-name="T1">, </text:span><text:span text:style-name="T4">Student</text:span><text:span text:style-name="T1"> or </text:span><text:span text:style-name="T4">Teacher</text:span><text:span text:style-name="T1"> and the <text:s text:c="3"/></text:span><text:span text:style-name="T4">R</text:span><text:span text:style-name="T4">anking</text:span><text:span text:style-name="T1">.</text:span></text:p>
            <text:p text:style-name="P7"><text:bookmark text:name="result_box10"/><text:span text:style-name="T1"><text:s text:c="5"/></text:span><text:span text:style-name="T1">7. </text:span><text:span text:style-name="T1">The system displays </text:span><text:span text:style-name="T1">on </text:span><text:span text:style-name="T1">the screen </text:span><text:span text:style-name="T4">Registro satisfactorio</text:span><text:span text:style-name="T1">.</text:span></text:p>
            <text:p text:style-name="P7"><text:span text:style-name="T1"><text:s text:c="5"/></text:span><text:span text:style-name="T1">8. </text:span><text:bookmark text:name="result_box11"/><text:span text:style-name="T1">The system redirects the actor to login </text:span><text:span text:style-name="T1">page</text:span><text:span text:style-name="T1">.</text:span></text:p>
          </table:table-cell>
        </table:table-row>
        <table:table-row>
          <table:table-cell table:style-name="Tabla1.A2" office:value-type="string">
            <text:p text:style-name="P12">Alternative flow</text:p>
          </table:table-cell>
          <table:table-cell table:style-name="Tabla1.B2" office:value-type="string">
            <text:p text:style-name="P12"><text:span text:style-name="T29">5.1. </text:span><text:bookmark text:name="result_box12"/><text:span text:style-name="T26">The system finds some incorrect data. Displays an error message telling the </text:span><text:span text:style-name="T26">a</text:span><text:span text:style-name="T26">ctor the error </text:span><text:bookmark text:name="result_box13"/><text:span text:style-name="T26">and marking the field in red.</text:span></text:p>
          </table:table-cell>
        </table:table-row>
        <table:table-row>
          <table:table-cell table:style-name="Tabla1.A2" office:value-type="string">
            <text:p text:style-name="P12">Postconditions</text:p>
          </table:table-cell>
          <table:table-cell table:style-name="Tabla1.B2" office:value-type="string">
            <text:p text:style-name="P19"><text:bookmark text:name="result_box14"/>The actor is registered in the system (present in the table <text:span text:style-name="T7">User</text:span>, <text:span text:style-name="T7">Student</text:span> or <text:span text:style-name="T7">Teacher</text:span> and <text:span text:style-name="T7">Ranking</text:span>)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2">Code</text:p>
          </table:table-cell>
          <table:table-cell table:style-name="Table1.B1" office:value-type="string">
            <text:p text:style-name="P1">UC02</text:p>
          </table:table-cell>
        </table:table-row>
        <table:table-row>
          <table:table-cell table:style-name="Table1.A2" office:value-type="string">
            <text:p text:style-name="P12">Name</text:p>
          </table:table-cell>
          <table:table-cell table:style-name="Table1.B2" office:value-type="string">
            <text:p text:style-name="P1">Login</text:p>
          </table:table-cell>
        </table:table-row>
        <table:table-row>
          <table:table-cell table:style-name="Table1.A2" office:value-type="string">
            <text:p text:style-name="P12">Author</text:p>
          </table:table-cell>
          <table:table-cell table:style-name="Table1.B2" office:value-type="string">
            <text:p text:style-name="P1">Sergio Baena López</text:p>
          </table:table-cell>
        </table:table-row>
        <table:table-row>
          <table:table-cell table:style-name="Table1.A2" office:value-type="string">
            <text:p text:style-name="P12">Date</text:p>
          </table:table-cell>
          <table:table-cell table:style-name="Table1.B2" office:value-type="string">
            <text:p text:style-name="P14">2014-05-07</text:p>
          </table:table-cell>
        </table:table-row>
        <table:table-row>
          <table:table-cell table:style-name="Table1.A2" office:value-type="string">
            <text:p text:style-name="P12">Description</text:p>
          </table:table-cell>
          <table:table-cell table:style-name="Table1.B2" office:value-type="string">
            <text:p text:style-name="P3"><text:bookmark text:name="result_box18"/>An user authentication system.</text:p>
          </table:table-cell>
        </table:table-row>
        <table:table-row>
          <table:table-cell table:style-name="Table1.A2" office:value-type="string">
            <text:p text:style-name="P12">Actors</text:p>
          </table:table-cell>
          <table:table-cell table:style-name="Table1.B2" office:value-type="string">
            <text:p text:style-name="P1">Unauthenticated user</text:p>
          </table:table-cell>
        </table:table-row>
        <table:table-row>
          <table:table-cell table:style-name="Table1.A2" office:value-type="string">
            <text:p text:style-name="P12">Preconditions</text:p>
          </table:table-cell>
          <table:table-cell table:style-name="Table1.B2" office:value-type="string">
            <text:p text:style-name="P3"><text:bookmark text:name="result_box19"/>The actor has to be registered in the system.</text:p>
          </table:table-cell>
        </table:table-row>
        <table:table-row>
          <table:table-cell table:style-name="Table1.A2" office:value-type="string">
            <text:p text:style-name="P12">Normal flow</text:p>
          </table:table-cell>
          <table:table-cell table:style-name="Table1.B2" office:value-type="string">
            <text:p text:style-name="P3"><text:bookmark text:name="result_box20"/>1. The actor requested the option to log in.</text:p>
            <text:p text:style-name="P7"><text:span text:style-name="T5">2. </text:span><text:bookmark text:name="result_box22"/>The system displays the form of logging</text:p>
            <text:p text:style-name="P7"><text:span text:style-name="T5">3. </text:span><text:bookmark text:name="result_box23"/>The actor enters his username and password.</text:p>
            <text:p text:style-name="P7"><text:bookmark text:name="result_box24"/><text:span text:style-name="T5">4. </text:span><text:span text:style-name="T5">The actor clicks the button "</text:span><text:span text:style-name="T5">Entrar</text:span><text:span text:style-name="T5">".</text:span></text:p>
            <text:p text:style-name="P7"><text:span text:style-name="T5">5. </text:span><text:bookmark text:name="result_box26"/><text:span text:style-name="T5">The system verifies that the user is present in the DB.</text:span></text:p>
            <text:p text:style-name="P7"><text:span text:style-name="T5">6. </text:span><text:span text:style-name="T5">The system to open the session</text:span></text:p>
            <text:p text:style-name="P7"><text:span text:style-name="T5">7. </text:span><text:bookmark text:name="result_box27"/><text:span text:style-name="T5">The system will redirect to the page authenticated users.</text:span></text:p>
          </table:table-cell>
        </table:table-row>
        <table:table-row>
          <table:table-cell table:style-name="Table1.A2" office:value-type="string">
            <text:p text:style-name="P12">Alternative flow</text:p>
          </table:table-cell>
          <table:table-cell table:style-name="Table1.B2" office:value-type="string">
            <text:p text:style-name="P12"><text:span text:style-name="T26">5.1</text:span><text:bookmark text:name="result_box28"/><text:span text:style-name="T26">. The system detects that the user is not present in the DB.</text:span></text:p>
            <text:p text:style-name="P12"><text:span text:style-name="T26">5.2. </text:span><text:bookmark text:name="result_box30"/><text:span text:style-name="T26">The system shows the actor an error message: </text:span><text:span text:style-name="T27">Nombre de usuario y/o contraseña no válidas.</text:span></text:p>
            <text:p text:style-name="P12"><text:span text:style-name="T28">5.3. </text:span><text:bookmark text:name="result_box32"/><text:span text:style-name="T26">The system deletes the content entered in the form.</text:span></text:p>
          </table:table-cell>
        </table:table-row>
        <table:table-row>
          <table:table-cell table:style-name="Table1.A2" office:value-type="string">
            <text:p text:style-name="P12">Postconditions</text:p>
          </table:table-cell>
          <table:table-cell table:style-name="Table1.B2" office:value-type="string">
            <text:p text:style-name="P19">The session of the actor has to open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2">Code</text:p>
          </table:table-cell>
          <table:table-cell table:style-name="Table2.B1" office:value-type="string">
            <text:p text:style-name="P1">UC03</text:p>
          </table:table-cell>
        </table:table-row>
        <table:table-row>
          <table:table-cell table:style-name="Table2.A2" office:value-type="string">
            <text:p text:style-name="P12">Name</text:p>
          </table:table-cell>
          <table:table-cell table:style-name="Table2.B2" office:value-type="string">
            <text:p text:style-name="P1">Enter page authenticated users</text:p>
          </table:table-cell>
        </table:table-row>
        <table:table-row>
          <table:table-cell table:style-name="Table2.A2" office:value-type="string">
            <text:p text:style-name="P12">Author</text:p>
          </table:table-cell>
          <table:table-cell table:style-name="Table2.B2" office:value-type="string">
            <text:p text:style-name="P1">Sergio Baena López</text:p>
          </table:table-cell>
        </table:table-row>
        <table:table-row>
          <table:table-cell table:style-name="Table2.A2" office:value-type="string">
            <text:p text:style-name="P12">Date</text:p>
          </table:table-cell>
          <table:table-cell table:style-name="Table2.B2" office:value-type="string">
            <text:p text:style-name="P14">2014-05-07</text:p>
          </table:table-cell>
        </table:table-row>
        <table:table-row>
          <table:table-cell table:style-name="Table2.A2" office:value-type="string">
            <text:p text:style-name="P12">Description</text:p>
          </table:table-cell>
          <table:table-cell table:style-name="Table2.B2" office:value-type="string">
            <text:p text:style-name="P3"><text:bookmark text:name="result_box33"/>The authenticated actor could view and run any functionality present on the page of authenticated users.</text:p>
          </table:table-cell>
        </table:table-row>
        <table:table-row>
          <table:table-cell table:style-name="Table2.A2" office:value-type="string">
            <text:p text:style-name="P12">Actors</text:p>
          </table:table-cell>
          <table:table-cell table:style-name="Table2.B2" office:value-type="string">
            <text:p text:style-name="P1">Student</text:p>
          </table:table-cell>
        </table:table-row>
        <table:table-row>
          <table:table-cell table:style-name="Table2.A2" office:value-type="string">
            <text:p text:style-name="P12">Preconditions</text:p>
          </table:table-cell>
          <table:table-cell table:style-name="Table2.B2" office:value-type="string">
            <text:p text:style-name="P3"><text:bookmark text:name="result_box34"/>The user session must be open.</text:p>
          </table:table-cell>
        </table:table-row>
        <table:table-row>
          <table:table-cell table:style-name="Table2.A2" office:value-type="string">
            <text:p text:style-name="P12">Normal flow</text:p>
          </table:table-cell>
          <table:table-cell table:style-name="Table2.B2" office:value-type="string">
            <text:p text:style-name="P7"><text:span text:style-name="T5">1. </text:span><text:bookmark text:name="result_box35"/><text:span text:style-name="T5">The actor displayed page authenticated users.</text:span></text:p>
            <text:p text:style-name="P7"><text:span text:style-name="T5">2. </text:span><text:bookmark text:name="result_box36"/><text:span text:style-name="T5">The actor performs the functionality </text:span><text:span text:style-name="T5">he</text:span><text:span text:style-name="T5"> want</text:span><text:span text:style-name="T5">s</text:span></text:p>
          </table:table-cell>
        </table:table-row>
        <table:table-row>
          <table:table-cell table:style-name="Table2.A2" office:value-type="string">
            <text:p text:style-name="P12">Alternative flow</text:p>
          </table:table-cell>
          <table:table-cell table:style-name="Table2.B2" office:value-type="string">
            <text:p text:style-name="P16">Nothing</text:p>
          </table:table-cell>
        </table:table-row>
        <table:table-row>
          <table:table-cell table:style-name="Table2.A2" office:value-type="string">
            <text:p text:style-name="P12">Postconditions</text:p>
          </table:table-cell>
          <table:table-cell table:style-name="Table2.B2" office:value-type="string">
            <text:p text:style-name="P19"><text:bookmark text:name="result_box5"/>The actor has executed a functionalit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Code</text:p>
          </table:table-cell>
          <table:table-cell table:style-name="Tabla2.B1" office:value-type="string">
            <text:p text:style-name="P1">UC04</text:p>
          </table:table-cell>
        </table:table-row>
        <table:table-row>
          <table:table-cell table:style-name="Tabla2.A2" office:value-type="string">
            <text:p text:style-name="P12">Name</text:p>
          </table:table-cell>
          <table:table-cell table:style-name="Tabla2.B2" office:value-type="string">
            <text:p text:style-name="P1">Management his profile</text:p>
          </table:table-cell>
        </table:table-row>
        <table:table-row>
          <table:table-cell table:style-name="Tabla2.A2" office:value-type="string">
            <text:p text:style-name="P12">Author</text:p>
          </table:table-cell>
          <table:table-cell table:style-name="Tabla2.B2" office:value-type="string">
            <text:p text:style-name="P1">Sergio Baena López</text:p>
          </table:table-cell>
        </table:table-row>
        <table:table-row>
          <table:table-cell table:style-name="Tabla2.A2" office:value-type="string">
            <text:p text:style-name="P12">Date</text:p>
          </table:table-cell>
          <table:table-cell table:style-name="Tabla2.B2" office:value-type="string">
            <text:p text:style-name="P14">2014-05-07</text:p>
          </table:table-cell>
        </table:table-row>
        <table:table-row>
          <table:table-cell table:style-name="Tabla2.A2" office:value-type="string">
            <text:p text:style-name="P12">Description</text:p>
          </table:table-cell>
          <table:table-cell table:style-name="Tabla2.B2" office:value-type="string">
            <text:p text:style-name="P3"><text:bookmark text:name="result_box7"/>The actor can view, modify and delete his profile.</text:p>
          </table:table-cell>
        </table:table-row>
        <table:table-row>
          <table:table-cell table:style-name="Tabla2.A2" office:value-type="string">
            <text:p text:style-name="P12">Actors</text:p>
          </table:table-cell>
          <table:table-cell table:style-name="Tabla2.B2" office:value-type="string">
            <text:p text:style-name="P1">Student</text:p>
          </table:table-cell>
        </table:table-row>
        <table:table-row>
          <table:table-cell table:style-name="Tabla2.A2" office:value-type="string">
            <text:p text:style-name="P12">Preconditions</text:p>
          </table:table-cell>
          <table:table-cell table:style-name="Tabla2.B2" office:value-type="string">
            <text:p text:style-name="P3">The user session must be open.</text:p>
          </table:table-cell>
        </table:table-row>
        <table:table-row>
          <table:table-cell table:style-name="Tabla2.A2" office:value-type="string">
            <text:p text:style-name="P12">Normal flow</text:p>
          </table:table-cell>
          <table:table-cell table:style-name="Tabla2.B2" office:value-type="string">
            <text:p text:style-name="P3"><text:bookmark text:name="result_box15"/>1. The actor requested the option to manage their profile</text:p>
            <text:p text:style-name="P7"><text:bookmark text:name="result_box16"/><text:span text:style-name="T5">2. </text:span><text:bookmark text:name="result_box6"/><text:span text:style-name="T5">The system has five forms, filled. The first contains the attributes of the student (table </text:span><text:span text:style-name="T6">User</text:span><text:span text:style-name="T5"> and </text:span><text:span text:style-name="T6">Student</text:span><text:span text:style-name="T5">), the second contains the attributes of the student ranking of a specific game (read only fields), the third in another and so, successively. In addition, the bottom, we have two buttons, namely </text:span><text:span text:style-name="T6">Guardar</text:span><text:span text:style-name="T5"> and </text:span><text:span text:style-name="T6">Eliminar cuenta</text:span><text:span text:style-name="T5">.</text:span></text:p>
            <text:p text:style-name="P3"><text:bookmark text:name="result_box17"/><text:s text:c="7"/>2.1. The actor displays his profile data</text:p>
            <text:p text:style-name="P3"><text:bookmark text:name="result_box25"/><text:s text:c="7"/>2.2. The actor modifies any of his profile data (first form)</text:p>
            <text:p text:style-name="P7"><text:bookmark text:name="result_box31"/><text:span text:style-name="T5"><text:s text:c="16"/>2.2.1. The actor clicks the </text:span><text:span text:style-name="T6">Guardar</text:span><text:span text:style-name="T5"> button.</text:span></text:p>
            <text:p text:style-name="P3"><text:bookmark text:name="result_box37"/><text:s text:c="16"/>2.2.2. The system validates the data.</text:p>
            <text:p text:style-name="P7"><text:bookmark text:name="result_box21"/><text:span text:style-name="T5"><text:s text:c="16"/>2.2.3. </text:span><text:bookmark text:name="result_box59"/><text:span text:style-name="T5">The system updates the active user (stored in the session).</text:span></text:p>
            <text:p text:style-name="P7"><text:bookmark text:name="result_box29"/><text:s text:c="16"/>2.2.4. The system displays the screen <text:span text:style-name="T7">Tu perfil ha sido modificado <text:s text:c="40"/>. <text:s text:c="13"/>correctamente</text:span>.</text:p>
            <text:p text:style-name="P7"><text:bookmark text:name="result_box38"/><text:s text:c="7"/>2.3. The actor clicks the <text:span text:style-name="T7">Eliminar cuenta</text:span> button.</text:p>
            <text:p text:style-name="P7"><text:s text:c="16"/>2.3.1. <text:bookmark text:name="result_box41"/>The system launches a <text:span text:style-name="T7">confirm</text:span> to the actor asking if he is sure he <text:s/>. <text:s text:c="14"/>wants to delete his account.</text:p>
            <text:p text:style-name="P7"><text:bookmark text:name="result_box39"/><text:s text:c="16"/>2.3.2. The system makes a <text:span text:style-name="T7">DELETE</text:span> table <text:span text:style-name="T7">User</text:span>, <text:span text:style-name="T7">Student</text:span>. And <text:s/>also, last <text:s/>. <text:s text:c="14"/>four <text:span text:style-name="T7">DELETE's</text:span> on the table <text:span text:style-name="T7">Ranking</text:span> eliminating the rankings <text:s text:c="39"/>. <text:s text:c="14"/>associated actor.</text:p>
            <text:p text:style-name="P7"><text:s text:c="16"/>2.3.3. The system close the user session.</text:p>
            <text:p text:style-name="P7"><text:bookmark text:name="result_box40"/><text:s text:c="16"/>2.3.4. The system shows the actor the message <text:span text:style-name="T7">Tu cuenta ha sido <text:s text:c="29"/>. <text:s text:c="14"/>eliminada correctamente </text:span><text:span text:style-name="T32">(alert)</text:span>.</text:p>
            <text:p text:style-name="P7"><text:s text:c="16"/>2.3.5. <text:bookmark text:name="result_box42"/>The system redirects the web to the home page.</text:p>
          </table:table-cell>
        </table:table-row>
        <table:table-row>
          <table:table-cell table:style-name="Tabla2.A2" office:value-type="string">
            <text:p text:style-name="P12">Alternative flow</text:p>
          </table:table-cell>
          <table:table-cell table:style-name="Tabla2.B2" office:value-type="string">
            <text:p text:style-name="P16">2.2.2.1. <text:bookmark text:name="result_box44"/>The system discovers that some data is incorrect.</text:p>
            <text:p text:style-name="P16">2.2.2.2. <text:bookmark text:name="result_box45"/>The system displays an error message indicating the errors found.</text:p>
            <text:p text:style-name="P16"><text:span text:style-name="T31">2.2.2.3. </text:span><text:bookmark text:name="result_box46"/>The system puts the wrong fields in red.</text:p>
            <text:p text:style-name="P16">2.3.1.1. <text:bookmark text:name="result_box47"/>The actor has indicated a "no" on the "confirm".</text:p>
          </table:table-cell>
        </table:table-row>
        <table:table-row>
          <table:table-cell table:style-name="Tabla2.A2" office:value-type="string">
            <text:p text:style-name="P12">Postconditions</text:p>
          </table:table-cell>
          <table:table-cell table:style-name="Tabla2.B2" office:value-type="string">
            <text:p text:style-name="P21"><text:bookmark text:name="result_box43"/><text:span text:style-name="T29">If the actor has not just looked at </text:span><text:span text:style-name="T30">his</text:span><text:span text:style-name="T29"> profile, </text:span><text:bookmark text:name="result_box61"/>the user stored in the session must have been modifie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3">Code</text:p>
          </table:table-cell>
          <table:table-cell table:style-name="Table3.B1" office:value-type="string">
            <text:p text:style-name="P2">UC0<text:span text:style-name="T33">5</text:span></text:p>
          </table:table-cell>
        </table:table-row>
        <table:table-row>
          <table:table-cell table:style-name="Table3.A2" office:value-type="string">
            <text:p text:style-name="P13">Name</text:p>
          </table:table-cell>
          <table:table-cell table:style-name="Table3.B2" office:value-type="string">
            <text:p text:style-name="P30">Play the game of counting the number of syllables</text:p>
          </table:table-cell>
        </table:table-row>
        <table:table-row>
          <table:table-cell table:style-name="Table3.A2" office:value-type="string">
            <text:p text:style-name="P13">Author</text:p>
          </table:table-cell>
          <table:table-cell table:style-name="Table3.B2" office:value-type="string">
            <text:p text:style-name="P2">Sergio Baena López</text:p>
          </table:table-cell>
        </table:table-row>
        <table:table-row>
          <table:table-cell table:style-name="Table3.A2" office:value-type="string">
            <text:p text:style-name="P13">Date</text:p>
          </table:table-cell>
          <table:table-cell table:style-name="Table3.B2" office:value-type="string">
            <text:p text:style-name="P15">2014-05-0<text:span text:style-name="T34">8</text:span></text:p>
          </table:table-cell>
        </table:table-row>
        <table:table-row>
          <table:table-cell table:style-name="Table3.A2" office:value-type="string">
            <text:p text:style-name="P13">Description</text:p>
          </table:table-cell>
          <table:table-cell table:style-name="Table3.B2" office:value-type="string">
            <text:p text:style-name="P5"><text:span text:style-name="T35">The actor plays </text:span><text:span text:style-name="T23">the game of counting the number of syllables</text:span></text:p>
          </table:table-cell>
        </table:table-row>
        <table:table-row>
          <table:table-cell table:style-name="Table3.A2" office:value-type="string">
            <text:p text:style-name="P13">Actors</text:p>
          </table:table-cell>
          <table:table-cell table:style-name="Table3.B2" office:value-type="string">
            <text:p text:style-name="P2">Student</text:p>
          </table:table-cell>
        </table:table-row>
        <table:table-row>
          <table:table-cell table:style-name="Table3.A2" office:value-type="string">
            <text:p text:style-name="P13">Preconditions</text:p>
          </table:table-cell>
          <table:table-cell table:style-name="Table3.B2" office:value-type="string">
            <text:p text:style-name="P4">The user session must be open.</text:p>
          </table:table-cell>
        </table:table-row>
        <table:table-row>
          <table:table-cell table:style-name="Table3.A2" office:value-type="string">
            <text:p text:style-name="P13">Normal flow</text:p>
          </table:table-cell>
          <table:table-cell table:style-name="Table3.B2" office:value-type="string">
            <text:p text:style-name="P8"><text:bookmark text:name="result_box48"/><text:span text:style-name="T36">1. </text:span>The actor requested the option to play this game.</text:p>
            <text:p text:style-name="P9"><text:span text:style-name="T37">2. </text:span><text:bookmark text:name="result_box49"/><text:span text:style-name="T37">The system shows, first, a text decribes the game (</text:span><text:span text:style-name="T8">short_description</text:span><text:span text:style-name="T37">), second game scores (</text:span><text:span text:style-name="T9">p</text:span><text:span text:style-name="T8">unctuation_at_the_first_attempt</text:span><text:span text:style-name="T37"> and </text:span><text:span text:style-name="T10">p</text:span><text:span text:style-name="T8">unctuation_at_the_second_attempt</text:span><text:span text:style-name="T37">) and, finally, two buttons, namely, </text:span><text:span text:style-name="T11">Jugar ahora</text:span><text:span text:style-name="T37"> and </text:span><text:span text:style-name="T12">Ver reglas</text:span><text:span text:style-name="T37">.</text:span></text:p>
            <text:p text:style-name="P10"><text:span text:style-name="T38"><text:s text:c="8"/></text:span><text:span text:style-name="T39">2.1. </text:span><text:bookmark text:name="result_box50"/><text:span text:style-name="T39">The actor clicks the </text:span><text:span text:style-name="T11">Jugar ahora</text:span><text:span text:style-name="T39"> button.</text:span></text:p>
            <text:p text:style-name="P10"><text:span text:style-name="T39"><text:s text:c="18"/></text:span><text:span text:style-name="T40">2.1.1. </text:span><text:bookmark text:name="result_box51"/><text:span text:style-name="T40">The system changes the contents by a word (from the DB), the <text:s text:c="4"/></text:span><text:span text:style-name="T41">. <text:s text:c="16"/></text:span><text:span text:style-name="T40">time remaining to the actor, and the number of attempts.</text:span></text:p>
            <text:p text:style-name="P10"><text:span text:style-name="T40"><text:s text:c="17"/></text:span><text:span text:style-name="T42">2.1.2. </text:span><text:bookmark text:name="result_box53"/><text:span text:style-name="T42">The actor press the number of syllables believes there within <text:s text:c="8"/>. <text:s text:c="16"/>time.</text:span></text:p>
            <text:p text:style-name="P10"><text:span text:style-name="T42"><text:s text:c="18"/></text:span><text:span text:style-name="T43">2.1.3. </text:span><text:bookmark text:name="result_box54"/><text:span text:style-name="T43">The system indicates that the actor has correctly the </text:span><text:span text:style-name="T44">word</text:span><text:span text:style-name="T43">.</text:span></text:p>
            <text:p text:style-name="P10"><text:span text:style-name="T43"><text:s text:c="18"/></text:span><text:span text:style-name="T45">2.1.4. </text:span><text:bookmark text:name="result_box55"/><text:span text:style-name="T45">The system displayed again a new word, and thus successively.</text:span></text:p>
            <text:p text:style-name="P10"><text:span text:style-name="T45"><text:s text:c="18"/></text:span><text:span text:style-name="T46">2.1.5. </text:span><text:bookmark text:name="result_box57"/><text:span text:style-name="T46">The system displays the end of the game, statistics of this game <text:s text:c="3"/>. <text:s text:c="16"/>and statistics every game. </text:span><text:bookmark text:name="result_box58"/><text:span text:style-name="T46">The bottom, there will be a button to play <text:s text:c="4"/>. <text:s text:c="16"/>again.</text:span></text:p>
            <text:p text:style-name="P11"><text:span text:style-name="T46"><text:s text:c="7"/></text:span><text:span text:style-name="T47">2.2. </text:span><text:span text:style-name="T39">The actor clicks the </text:span><text:span text:style-name="T13">Ver reglas</text:span><text:span text:style-name="T39"> button.</text:span></text:p>
            <text:p text:style-name="P11"><text:span text:style-name="T39"><text:s text:c="18"/></text:span><text:span text:style-name="T48">2.2.1. </text:span><text:bookmark text:name="result_box60"/><text:span text:style-name="T48">The system shows the actor rules of the game together with a <text:s text:c="19"/>. <text:s text:c="16"/>button </text:span><text:span text:style-name="T14">Jugar ahora</text:span><text:span text:style-name="T48">.</text:span></text:p>
          </table:table-cell>
        </table:table-row>
        <table:table-row>
          <table:table-cell table:style-name="Table3.A2" office:value-type="string">
            <text:p text:style-name="P13">Alternative flow</text:p>
          </table:table-cell>
          <table:table-cell table:style-name="Table3.B2" office:value-type="string">
            <text:p text:style-name="P17"><text:span text:style-name="T49">2.1.1.1. </text:span><text:bookmark text:name="result_box62"/><text:span text:style-name="T49">The actor does not press a key on the time </text:span><text:span text:style-name="T50">his</text:span><text:span text:style-name="T49"> h</text:span><text:span text:style-name="T51">as</text:span><text:span text:style-name="T49">.</text:span></text:p>
            <text:p text:style-name="P18"><text:span text:style-name="T52">2.1.1.2.</text:span><text:bookmark text:name="result_box63"/><text:span text:style-name="T52"> The actor lost an attempt or loses th</text:span><text:span text:style-name="T53">is</text:span><text:span text:style-name="T52"> word.</text:span><text:span text:style-name="T54"> </text:span><text:bookmark text:name="result_box65"/><text:span text:style-name="T54">If lost, a new word appears.</text:span></text:p>
            <text:p text:style-name="P59"><text:span text:style-name="T55">2.1.2.1. </text:span><text:bookmark text:name="result_box52"/><text:span text:style-name="T55">The system indicates that it is wrong and adds one more try.</text:span></text:p>
            <text:p text:style-name="P60"><text:span text:style-name="T56">2.1.2.2. </text:span><text:bookmark text:name="result_box56"/><text:span text:style-name="T56">The system indicates that </text:span><text:span text:style-name="T57">the actor</text:span><text:span text:style-name="T56"> ha</text:span><text:span text:style-name="T57">s</text:span><text:span text:style-name="T56"> pressed a key that is not a number.</text:span></text:p>
          </table:table-cell>
        </table:table-row>
        <table:table-row>
          <table:table-cell table:style-name="Table3.A2" office:value-type="string">
            <text:p text:style-name="P13">Postconditions</text:p>
          </table:table-cell>
          <table:table-cell table:style-name="Table3.B2" office:value-type="string">
            <text:p text:style-name="P22"><text:bookmark text:name="result_box67"/>The ranking stored in the session has been updated.</text:p>
          </table:table-cell>
        </table:table-row>
      </table:table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64">Code</text:p>
          </table:table-cell>
          <table:table-cell table:style-name="Table4.B1" office:value-type="string">
            <text:p text:style-name="P28">UC0<text:span text:style-name="T58">6</text:span></text:p>
          </table:table-cell>
        </table:table-row>
        <table:table-row>
          <table:table-cell table:style-name="Table4.A2" office:value-type="string">
            <text:p text:style-name="P64">Name</text:p>
          </table:table-cell>
          <table:table-cell table:style-name="Table4.B2" office:value-type="string">
            <text:p text:style-name="P31"><text:span text:style-name="T59">Play the game to find monosyllabic words</text:span></text:p>
          </table:table-cell>
        </table:table-row>
        <table:table-row>
          <table:table-cell table:style-name="Table4.A2" office:value-type="string">
            <text:p text:style-name="P64">Author</text:p>
          </table:table-cell>
          <table:table-cell table:style-name="Table4.B2" office:value-type="string">
            <text:p text:style-name="P28">Sergio Baena López</text:p>
          </table:table-cell>
        </table:table-row>
        <table:table-row>
          <table:table-cell table:style-name="Table4.A2" office:value-type="string">
            <text:p text:style-name="P64">Date</text:p>
          </table:table-cell>
          <table:table-cell table:style-name="Table4.B2" office:value-type="string">
            <text:p text:style-name="P66">2014-05-0<text:span text:style-name="T34">8</text:span></text:p>
          </table:table-cell>
        </table:table-row>
        <table:table-row>
          <table:table-cell table:style-name="Table4.A2" office:value-type="string">
            <text:p text:style-name="P64">Description</text:p>
          </table:table-cell>
          <table:table-cell table:style-name="Table4.B2" office:value-type="string">
            <text:p text:style-name="P34"><text:span text:style-name="T35">The actor plays </text:span><text:span text:style-name="T24">the game to find monosyllabic words</text:span></text:p>
          </table:table-cell>
        </table:table-row>
        <table:table-row>
          <table:table-cell table:style-name="Table4.A2" office:value-type="string">
            <text:p text:style-name="P64">Actors</text:p>
          </table:table-cell>
          <table:table-cell table:style-name="Table4.B2" office:value-type="string">
            <text:p text:style-name="P28">Student</text:p>
          </table:table-cell>
        </table:table-row>
        <table:table-row>
          <table:table-cell table:style-name="Table4.A2" office:value-type="string">
            <text:p text:style-name="P64">Preconditions</text:p>
          </table:table-cell>
          <table:table-cell table:style-name="Table4.B2" office:value-type="string">
            <text:p text:style-name="P33">The user session must be open.</text:p>
          </table:table-cell>
        </table:table-row>
        <table:table-row>
          <table:table-cell table:style-name="Table4.A2" office:value-type="string">
            <text:p text:style-name="P64">Normal flow</text:p>
          </table:table-cell>
          <table:table-cell table:style-name="Table4.B2" office:value-type="string">
            <text:p text:style-name="P42"><text:span text:style-name="T36">1. </text:span><text:span text:style-name="T60">The actor requested the option to play this game.</text:span></text:p>
            <text:p text:style-name="P43"><text:span text:style-name="T37">2. </text:span><text:bookmark text:name="result_box492"/><text:span text:style-name="T37">The system shows, first, a text decribes the game (</text:span><text:span text:style-name="T8">short_description</text:span><text:span text:style-name="T37">), second game scores (</text:span><text:span text:style-name="T9">p</text:span><text:span text:style-name="T8">unctuation_at_the_first_attempt</text:span><text:span text:style-name="T37"> and, finally, two buttons, namely, </text:span><text:span text:style-name="T11">Jugar ahora</text:span><text:span text:style-name="T37"> and </text:span><text:span text:style-name="T12">Ver reglas</text:span><text:span text:style-name="T37">.</text:span></text:p>
            <text:p text:style-name="P44"><text:span text:style-name="T38"><text:s text:c="9"/></text:span><text:span text:style-name="T39">2.1. </text:span><text:bookmark text:name="result_box502"/><text:span text:style-name="T39">The actor clicks the </text:span><text:span text:style-name="T11">Jugar ahora</text:span><text:span text:style-name="T39"> button.</text:span></text:p>
            <text:p text:style-name="P44"><text:span text:style-name="T39"><text:s text:c="18"/></text:span><text:span text:style-name="T61">2.1.1. </text:span><text:bookmark text:name="result_box69"/><text:span text:style-name="T61">The system displays a list of words with some monosyllabic <text:s text:c="19"/>. <text:s text:c="16"/>with a checkbox next to her, then the time remaining and, finally, the <text:s text:c="23"/>. <text:s text:c="16"/></text:span><text:span text:style-name="T15">Aceptar</text:span><text:span text:style-name="T61"> button.</text:span></text:p>
            <text:p text:style-name="P44"><text:span text:style-name="T61"><text:s text:c="18"/></text:span><text:span text:style-name="T62">2.1.2. </text:span><text:bookmark text:name="result_box70"/><text:span text:style-name="T62">The actor checks the words believes appropriate.</text:span></text:p>
            <text:p text:style-name="P46"><text:span text:style-name="T62"><text:s text:c="18"/></text:span><text:span text:style-name="T63">2.1.3. </text:span><text:bookmark text:name="result_box75"/><text:span text:style-name="T63">The actor clicks the </text:span><text:span text:style-name="T15">Aceptar</text:span><text:span text:style-name="T63"> within the proper time.</text:span></text:p>
            <text:p text:style-name="P45"><text:s text:c="18"/><text:span text:style-name="T64">2.1.4. </text:span><text:bookmark text:name="result_box77"/><text:span text:style-name="T64">The system indicates that your choice is correct.</text:span></text:p>
            <text:p text:style-name="P47"><text:span text:style-name="T64"><text:s text:c="18"/></text:span><text:span text:style-name="T45">2.1.</text:span><text:span text:style-name="T65">5</text:span><text:span text:style-name="T45">. </text:span><text:bookmark text:name="result_box552"/><text:span text:style-name="T45">The system displayed again a new </text:span><text:span text:style-name="T66">list of words</text:span><text:span text:style-name="T45">, and thus <text:s text:c="26"/>. <text:s text:c="16"/>successively.</text:span></text:p>
            <text:p text:style-name="P48"><text:span text:style-name="T45"><text:s text:c="18"/></text:span><text:span text:style-name="T46">2.1.</text:span><text:span text:style-name="T67">6</text:span><text:span text:style-name="T46">. </text:span><text:bookmark text:name="result_box572"/><text:span text:style-name="T46">The system displays the end of the game, statistics of this game <text:s text:c="3"/>. <text:s text:c="16"/>and statistics every game. </text:span><text:bookmark text:name="result_box582"/><text:span text:style-name="T46">The bottom, there will be a button to play <text:s text:c="4"/>. <text:s text:c="16"/>again.</text:span></text:p>
            <text:p text:style-name="P49"><text:span text:style-name="T46"><text:s text:c="11"/></text:span><text:span text:style-name="T47">2.2. </text:span><text:span text:style-name="T39">The actor clicks the </text:span><text:span text:style-name="T13">Ver reglas</text:span><text:span text:style-name="T39"> button.</text:span></text:p>
            <text:p text:style-name="P49"><text:span text:style-name="T68"><text:s text:c="17"/></text:span><text:span text:style-name="T69"><text:s/></text:span><text:span text:style-name="T70">2.2.1. </text:span><text:bookmark text:name="result_box602"/><text:span text:style-name="T70">The system shows the actor rules of the game together with </text:span><text:span text:style-name="T71">a</text:span><text:span text:style-name="T70"> <text:s text:c="17"/>. <text:s text:c="16"/>button </text:span><text:span text:style-name="T16">Jugar ahora</text:span><text:span text:style-name="T70">.</text:span></text:p>
          </table:table-cell>
        </table:table-row>
        <table:table-row>
          <table:table-cell table:style-name="Table4.A2" office:value-type="string">
            <text:p text:style-name="P64">Alternative flow</text:p>
          </table:table-cell>
          <table:table-cell table:style-name="Table4.B2" office:value-type="string">
            <text:p text:style-name="P61"><text:span text:style-name="T81">2.1.2.1. </text:span><text:bookmark text:name="result_box79"/><text:span text:style-name="T81">The actor did not click the </text:span><text:span text:style-name="T15">Aceptar </text:span><text:span text:style-name="T81">button and the time is already past.</text:span></text:p>
            <text:p text:style-name="P62"><text:span text:style-name="T82">2.1.2.2. </text:span><text:bookmark text:name="result_box80"/><text:span text:style-name="T82">The system shown any successful word</text:span></text:p>
            <text:p text:style-name="P63"><text:span text:style-name="T83">2.1.2.3. </text:span><text:bookmark text:name="result_box81"/><text:span text:style-name="T83">The system again displays a list of words and thus successively.</text:span></text:p>
            <text:p text:style-name="P50"><text:span text:style-name="T63">2.1.3.</text:span><text:span text:style-name="T84">1. </text:span><text:bookmark text:name="result_box82"/><text:span text:style-name="T82">The system indicates that the selected words do not correspond to 100%.</text:span></text:p>
            <text:p text:style-name="P51"><text:span text:style-name="T85">2.1.3.2. </text:span><text:span text:style-name="T83"><text:s/></text:span><text:bookmark text:name="result_box811"/><text:span text:style-name="T83">The system again displays a list of words and thus successively.</text:span></text:p>
          </table:table-cell>
        </table:table-row>
        <table:table-row>
          <table:table-cell table:style-name="Table4.A2" office:value-type="string">
            <text:p text:style-name="P64">Postconditions</text:p>
          </table:table-cell>
          <table:table-cell table:style-name="Table4.B2" office:value-type="string">
            <text:p text:style-name="P23">The ranking stored in the session has been updated.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5">Code</text:p>
          </table:table-cell>
          <table:table-cell table:style-name="Table5.B1" office:value-type="string">
            <text:p text:style-name="P29">UC0<text:span text:style-name="T86">7</text:span></text:p>
          </table:table-cell>
        </table:table-row>
        <table:table-row>
          <table:table-cell table:style-name="Table5.A2" office:value-type="string">
            <text:p text:style-name="P65">Name</text:p>
          </table:table-cell>
          <table:table-cell table:style-name="Table5.B2" office:value-type="string">
            <text:p text:style-name="P32"><text:span text:style-name="T59">Play the game </text:span><text:span text:style-name="T87">of cataloging words by acute, plain or antepenultimate.</text:span></text:p>
          </table:table-cell>
        </table:table-row>
        <table:table-row>
          <table:table-cell table:style-name="Table5.A2" office:value-type="string">
            <text:p text:style-name="P65">Author</text:p>
          </table:table-cell>
          <table:table-cell table:style-name="Table5.B2" office:value-type="string">
            <text:p text:style-name="P29">Sergio Baena López</text:p>
          </table:table-cell>
        </table:table-row>
        <table:table-row>
          <table:table-cell table:style-name="Table5.A2" office:value-type="string">
            <text:p text:style-name="P65">Date</text:p>
          </table:table-cell>
          <table:table-cell table:style-name="Table5.B2" office:value-type="string">
            <text:p text:style-name="P67">2014-05-0<text:span text:style-name="T34">8</text:span></text:p>
          </table:table-cell>
        </table:table-row>
        <table:table-row>
          <table:table-cell table:style-name="Table5.A2" office:value-type="string">
            <text:p text:style-name="P65">Description</text:p>
          </table:table-cell>
          <table:table-cell table:style-name="Table5.B2" office:value-type="string">
            <text:p text:style-name="P36"><text:span text:style-name="T35">The actor plays </text:span><text:span text:style-name="T24">he game </text:span><text:span text:style-name="T25">of cataloging words by acute, plain or antepenultimate.</text:span></text:p>
          </table:table-cell>
        </table:table-row>
        <table:table-row>
          <table:table-cell table:style-name="Table5.A2" office:value-type="string">
            <text:p text:style-name="P65">Actors</text:p>
          </table:table-cell>
          <table:table-cell table:style-name="Table5.B2" office:value-type="string">
            <text:p text:style-name="P29">Student</text:p>
          </table:table-cell>
        </table:table-row>
        <table:table-row>
          <table:table-cell table:style-name="Table5.A2" office:value-type="string">
            <text:p text:style-name="P65">Preconditions</text:p>
          </table:table-cell>
          <table:table-cell table:style-name="Table5.B2" office:value-type="string">
            <text:p text:style-name="P35">The user session must be open.</text:p>
          </table:table-cell>
        </table:table-row>
        <table:table-row>
          <table:table-cell table:style-name="Table5.A2" office:value-type="string">
            <text:p text:style-name="P65">Normal flow</text:p>
          </table:table-cell>
          <table:table-cell table:style-name="Table5.B2" office:value-type="string">
            <text:p text:style-name="P52"><text:span text:style-name="T36">1. </text:span>The actor requested the option to play this game.</text:p>
            <text:p text:style-name="P52"><text:span text:style-name="T72">2. The system shows, first, a text decribes the game (</text:span><text:span text:style-name="T17">short_description</text:span><text:span text:style-name="T72">), second game scores (</text:span><text:span text:style-name="T18">p</text:span><text:span text:style-name="T17">unctuation_at_the_first_attempt</text:span><text:span text:style-name="T72"> and </text:span><text:span text:style-name="T19">p</text:span><text:span text:style-name="T17">unctuation_at_the_second_attempt</text:span><text:span text:style-name="T72">) and, finally, two buttons, namely, </text:span><text:span text:style-name="T20">Jugar ahora</text:span><text:span text:style-name="T72"> and </text:span><text:span text:style-name="T21">Ver reglas</text:span><text:span text:style-name="T72">.</text:span></text:p>
            <text:p text:style-name="P53"><text:span text:style-name="T69"><text:s text:c="12"/>2.1. </text:span><text:bookmark text:name="result_box5022"/><text:span text:style-name="T69">The actor clicks the </text:span><text:span text:style-name="T20">Jugar ahora</text:span><text:span text:style-name="T69"> button.</text:span></text:p>
            <text:p text:style-name="P53"><text:span text:style-name="T69"><text:s text:c="22"/></text:span><text:span text:style-name="T73">2.2.1. </text:span><text:bookmark text:name="result_box84"/><text:span text:style-name="T73">The system displays a word, three options (acute, flat and <text:s text:c="24"/>. <text:s text:c="20"/>antepenultimate) along with a radiobutton, the remaining time <text:s text:c="18"/>. <text:s text:c="20"/>and the number of attempts.</text:span></text:p>
            <text:p text:style-name="P53"><text:span text:style-name="T73"><text:s text:c="22"/></text:span><text:span text:style-name="T74">2.2.2. </text:span><text:bookmark text:name="result_box85"/><text:span text:style-name="T74">The actor checked an option within the correct time interval.</text:span></text:p>
            <text:p text:style-name="P53"><text:span text:style-name="T74"><text:s text:c="22"/>2.2.3. </text:span><text:bookmark text:name="result_box86"/><text:span text:style-name="T74">The system verifies that it is a valid response.</text:span></text:p>
            <text:p text:style-name="P53"><text:span text:style-name="T74"><text:s text:c="22"/>2.2.4. </text:span><text:bookmark text:name="result_box87"/><text:span text:style-name="T74">The system reports that the answer is correct.</text:span></text:p>
            <text:p text:style-name="P54"><text:span text:style-name="T74"><text:s text:c="22"/>2.2.5. </text:span><text:span text:style-name="T75">The system displayed again a new word, and thus <text:s text:c="40"/>. <text:s text:c="20"/>successively.</text:span></text:p>
            <text:p text:style-name="P55"><text:span text:style-name="T75"><text:s text:c="22"/></text:span><text:span text:style-name="T76">2.2.6. </text:span><text:span text:style-name="T77"><text:s/></text:span><text:bookmark text:name="result_box5722"/><text:span text:style-name="T77">The system displays the end of the game, statistics of this <text:s text:c="22"/>. <text:s text:c="20"/>game and statistics every game. </text:span><text:bookmark text:name="result_box5822"/><text:span text:style-name="T77">The bottom, there will be a button <text:s text:c="19"/>. <text:s text:c="20"/>to play again.</text:span></text:p>
            <text:p text:style-name="P56"><text:span text:style-name="T47"><text:s text:c="12"/>2.2. </text:span><text:span text:style-name="T39">The actor clicks the </text:span><text:span text:style-name="T13">Ver reglas</text:span><text:span text:style-name="T39"> button.</text:span></text:p>
            <text:p text:style-name="P56"><text:span text:style-name="T68"><text:s text:c="17"/></text:span><text:span text:style-name="T69"><text:s text:c="5"/></text:span><text:span text:style-name="T70">2.2.1. The system shows the actor rules of the game together with </text:span><text:span text:style-name="T71">a</text:span><text:span text:style-name="T70"> <text:s text:c="17"/>. <text:s text:c="20"/>button </text:span><text:span text:style-name="T16">Jugar ahora</text:span><text:span text:style-name="T70">.</text:span></text:p>
          </table:table-cell>
        </table:table-row>
        <table:table-row>
          <table:table-cell table:style-name="Table5.A2" office:value-type="string">
            <text:p text:style-name="P65">Alternative flow</text:p>
          </table:table-cell>
          <table:table-cell table:style-name="Table5.B2" office:value-type="string">
            <text:p text:style-name="P57"><text:span text:style-name="T73">2.2.1.</text:span><text:span text:style-name="T78">1. </text:span><text:bookmark text:name="result_box89"/><text:span text:style-name="T78">The actor does not check any option on all the time.</text:span></text:p>
            <text:p text:style-name="P58"><text:span text:style-name="T79">2.2.1.2. </text:span></text:p>
          </table:table-cell>
        </table:table-row>
        <table:table-row>
          <table:table-cell table:style-name="Table5.A2" office:value-type="string">
            <text:p text:style-name="P65">Postconditions</text:p>
          </table:table-cell>
          <table:table-cell table:style-name="Table5.B2" office:value-type="string">
            <text:p text:style-name="P24">The ranking stored in the session has been updated.</text:p>
          </table:table-cell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5-06T22:37:05</meta:creation-date>
    <dc:date>2014-05-08T14:51:14</dc:date>
    <dc:creator>alumne </dc:creator>
    <meta:editing-duration>PT12H56M28S</meta:editing-duration>
    <meta:editing-cycles>357</meta:editing-cycles>
    <meta:generator>LibreOffice/4.0.2.2$Linux_X86_64 LibreOffice_project/4c82dcdd6efcd48b1d8bba66bfe1989deee49c3</meta:generator>
    <meta:document-statistic meta:table-count="7" meta:image-count="0" meta:object-count="0" meta:page-count="7" meta:paragraph-count="216" meta:word-count="1512" meta:character-count="10433" meta:non-whitespace-character-count="7670"/>
  </office:meta>
</office:document-meta>
</file>